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3, 2021 (04:43:5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🔒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🔒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🔒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🔒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d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🔒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🔒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e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🔒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🔒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🔒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3T04:44:03Z</meta:creation-date>
    <dc:date>2021-05-23T04:44:03Z</dc:date>
    <meta:user-defined meta:name="date" meta:value-type="string">May  23, 2021 (04:43:5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